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8.5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1)</text:p>
          </table:table-cell>
          <table:covered-table-cell table:number-columns-repeated="2" table:style-name="ce9"/>
          <table:covered-table-cell table:style-name="ce1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P(15, 5)</text:p>
          </table:table-cell>
          <table:table-cell table:style-name="ce10" table:formula="of:=FACT(15)/(FACT(15-5))" office:value-type="float" office:value="360360" calcext:value-type="float">
            <text:p>360360</text:p>
          </table:table-cell>
          <table:table-cell table:number-columns-repeated="1021"/>
        </table:table-row>
        <table:table-row table:style-name="ro2">
          <table:table-cell table:style-name="ce1"/>
          <table:table-cell table:style-name="ce6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2"/>
          <table:table-cell table:style-name="ce7" office:value-type="string" calcext:value-type="string" table:number-columns-spanned="4" table:number-rows-spanned="1">
            <text:p>2)</text:p>
          </table:table-cell>
          <table:covered-table-cell table:number-columns-repeated="2" table:style-name="ce9"/>
          <table:covered-table-cell table:style-name="ce11"/>
          <table:table-cell table:style-name="ce13"/>
          <table:table-cell table:style-name="ce5" office:value-type="string" calcext:value-type="string">
            <text:p>&lt;-- Nuevo cambio, de permutación a combinación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4"/>
          <table:table-cell table:style-name="ce13"/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>
            <text:p>C(9, 3)</text:p>
          </table:table-cell>
          <table:table-cell table:style-name="ce10" table:formula="of:=FACT(9)/(FACT(9-3)*FACT(3))" office:value-type="float" office:value="84" calcext:value-type="float">
            <text:p>84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>
            <text:p>C(6, 2)</text:p>
          </table:table-cell>
          <table:table-cell table:style-name="ce10" table:formula="of:=FACT(6)/(FACT(6-2)*FACT(2))" office:value-type="float" office:value="15" calcext:value-type="float">
            <text:p>15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>
            <text:p>Combinaciones posibles: </text:p>
          </table:table-cell>
          <table:table-cell table:style-name="ce10" table:formula="of:=[.C8]*[.C9]" office:value-type="float" office:value="1260" calcext:value-type="float">
            <text:p>1260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2">
          <table:table-cell table:style-name="ce3"/>
          <table:table-cell table:style-name="ce8" table:number-columns-repeated="4"/>
          <table:table-cell table:style-name="ce14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3)</text:p>
          </table:table-cell>
          <table:covered-table-cell table:number-columns-repeated="2" table:style-name="ce9"/>
          <table:covered-table-cell table:style-name="ce1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C(15, 5)</text:p>
          </table:table-cell>
          <table:table-cell table:style-name="ce10" table:formula="of:=FACT(15)/(FACT(15-5)*FACT(5))" office:value-type="float" office:value="3003" calcext:value-type="float">
            <text:p>3003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" meta:object-count="0"/>
    <meta:generator>LibreOfficeDev/6.0.5.2$Linux_X86_64 LibreOffice_project/</meta:generator>
  </office:meta>
</office:document-meta>
</file>